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StarSymbol" svg:font-family="StarSymbol"/>
    <style:font-face style:name="monospace" svg:font-family="monospace"/>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5" style:family="paragraph" style:parent-style-name="Text_20_body">
      <style:paragraph-properties fo:margin-left="1in" fo:margin-right="0in" fo:margin-top="0in" fo:margin-bottom="0in" loext:contextual-spacing="false" style:register-true="true" fo:text-indent="0in" style:auto-text-indent="false" fo:background-color="transparent" style:shadow="none">
        <style:background-image/>
      </style:paragraph-properties>
    </style:style>
    <style:style style:name="P6" style:family="paragraph" style:parent-style-name="Text_20_body">
      <style:paragraph-properties fo:margin-left="0in" fo:margin-right="0in" fo:text-indent="0in" style:auto-text-indent="false"/>
      <style:text-properties officeooo:paragraph-rsid="001373a0"/>
    </style:style>
    <style:style style:name="P7"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8"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122fe2"/>
    </style:style>
    <style:style style:name="P9"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1e7731"/>
    </style:style>
    <style:style style:name="P10"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12" style:family="paragraph" style:parent-style-name="Text_20_body">
      <style:paragraph-properties fo:margin-left="0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officeooo:paragraph-rsid="001373a0"/>
    </style:style>
    <style:style style:name="P14" style:family="paragraph" style:parent-style-name="Text_20_body">
      <style:paragraph-properties fo:margin-top="0in" fo:margin-bottom="0in" loext:contextual-spacing="false"/>
    </style:style>
    <style:style style:name="P15" style:family="paragraph" style:parent-style-name="Text_20_body">
      <style:paragraph-properties fo:margin-top="0in" fo:margin-bottom="0in" loext:contextual-spacing="false" style:register-true="true" fo:background-color="transparent" style:shadow="none" text:number-lines="true" text:line-number="1">
        <style:background-image/>
      </style:paragraph-properties>
    </style:style>
    <style:style style:name="P16" style:family="paragraph" style:parent-style-name="Text_20_body">
      <style:paragraph-properties fo:margin-top="0in" fo:margin-bottom="0in" loext:contextual-spacing="false" style:register-true="tru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17"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18"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0fa637"/>
    </style:style>
    <style:style style:name="P19"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1373a0"/>
    </style:style>
    <style:style style:name="P20"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2f256"/>
    </style:style>
    <style:style style:name="P21"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4f7b6"/>
    </style:style>
    <style:style style:name="P22"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officeooo:paragraph-rsid="000fa637" style:font-style-asian="italic" style:font-weight-asian="bold" style:font-style-complex="italic" style:font-weight-complex="bold"/>
    </style:style>
    <style:style style:name="P24"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style:text-underline-style="none" fo:font-weight="normal" officeooo:rsid="000fa637" officeooo:paragraph-rsid="0022f256" style:font-style-asian="italic" style:font-weight-asian="normal" style:font-style-complex="italic" style:font-weight-complex="normal"/>
    </style:style>
    <style:style style:name="P25"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officeooo:paragraph-rsid="0024f7b6" style:font-size-asian="11pt" style:font-style-asian="italic" style:font-weight-asian="bold" style:font-size-complex="11pt" style:font-style-complex="italic" style:font-weight-complex="bold"/>
    </style:style>
    <style:style style:name="P28"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0fa637" officeooo:paragraph-rsid="000fa637"/>
    </style:style>
    <style:style style:name="P29"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8af92" officeooo:paragraph-rsid="0018af92"/>
    </style:style>
    <style:style style:name="P30"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31"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style:background-image/>
      </style:paragraph-properties>
    </style:style>
    <style:style style:name="P32" style:family="paragraph" style:parent-style-name="Text_20_body">
      <style:paragraph-properties fo:margin-left="0.5in" fo:margin-right="0in" fo:margin-top="0in" fo:margin-bottom="0in" loext:contextual-spacing="false"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5in" fo:margin-right="0in" fo:margin-top="0in" fo:margin-bottom="0in" loext:contextual-spacing="false"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5in" fo:margin-right="0in" fo:margin-top="0in" fo:margin-bottom="0in" loext:contextual-spacing="false" fo:text-indent="0in" style:auto-text-indent="false" text:number-lines="true" text:line-number="1"/>
      <style:text-properties officeooo:paragraph-rsid="001373a0"/>
    </style:style>
    <style:style style:name="P35" style:family="paragraph" style:parent-style-name="Text_20_body">
      <style:paragraph-properties fo:margin-left="0.5in" fo:margin-right="0in" fo:margin-top="0in" fo:margin-bottom="0in" loext:contextual-spacing="false" fo:text-indent="0in" style:auto-text-indent="false"/>
    </style:style>
    <style:style style:name="P36" style:family="paragraph" style:parent-style-name="Text_20_body">
      <style:paragraph-properties fo:margin-left="0.5in" fo:margin-right="0in" fo:text-indent="0in" style:auto-text-indent="false"/>
    </style:style>
    <style:style style:name="P37" style:family="paragraph" style:parent-style-name="Text_20_body">
      <style:paragraph-properties fo:margin-left="0.5in" fo:margin-right="0in" fo:text-indent="0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P38"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39" style:family="paragraph" style:parent-style-name="Text_20_body">
      <style:paragraph-properties fo:margin-left="0.5in" fo:margin-right="0in" fo:text-indent="0in" style:auto-text-indent="false"/>
      <style:text-properties fo:font-style="italic" style:text-underline-style="none" fo:font-weight="bold" officeooo:rsid="000fa637" officeooo:paragraph-rsid="0022f256" style:font-style-asian="italic" style:font-weight-asian="bold" style:font-style-complex="italic" style:font-weight-complex="bold"/>
    </style:style>
    <style:style style:name="P40" style:family="paragraph" style:parent-style-name="Text_20_body">
      <style:paragraph-properties fo:margin-left="0.5in" fo:margin-right="0in" fo:text-indent="0in" style:auto-text-indent="false"/>
      <style:text-properties fo:font-style="italic" style:text-underline-style="none" fo:font-weight="normal" officeooo:rsid="000fa637" officeooo:paragraph-rsid="0022f256" style:font-style-asian="italic" style:font-weight-asian="normal" style:font-style-complex="italic" style:font-weight-complex="normal"/>
    </style:style>
    <style:style style:name="P41" style:family="paragraph" style:parent-style-name="Standard">
      <style:paragraph-properties fo:margin-left="0.5in" fo:margin-right="0in" fo:text-indent="0in" style:auto-text-indent="false"/>
    </style:style>
    <style:style style:name="P42" style:family="paragraph" style:parent-style-name="Text_20_body">
      <style:paragraph-properties fo:margin-left="0.5in" fo:margin-right="0in" fo:text-indent="0in" style:auto-text-indent="false" text:number-lines="true" text:line-number="1"/>
    </style:style>
    <style:style style:name="P43" style:family="paragraph" style:parent-style-name="Text_20_body">
      <style:paragraph-properties fo:margin-left="0.5in" fo:margin-right="0in" fo:text-indent="0in" style:auto-text-indent="false" text:number-lines="true" text:line-number="1"/>
      <style:text-properties fo:font-size="11pt" style:font-size-asian="11pt" style:font-size-complex="11pt"/>
    </style:style>
    <style:style style:name="P44" style:family="paragraph" style:parent-style-name="Text_20_body">
      <style:paragraph-properties fo:margin-left="0.5in" fo:margin-right="0in" fo:text-indent="0in" style:auto-text-indent="false" text:number-lines="true" text:line-number="1"/>
      <style:text-properties fo:font-size="11pt" fo:font-style="italic" fo:font-weight="bold" style:font-size-asian="11pt" style:font-style-asian="italic" style:font-weight-asian="bold" style:font-size-complex="11pt" style:font-style-complex="italic" style:font-weight-complex="bold"/>
    </style:style>
    <style:style style:name="P45"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0fa637" style:font-size-asian="11pt" style:font-style-asian="italic" style:font-weight-asian="bold" style:font-size-complex="11pt" style:font-style-complex="italic" style:font-weight-complex="bold"/>
    </style:style>
    <style:style style:name="P46" style:family="paragraph" style:parent-style-name="Text_20_body">
      <style:paragraph-properties fo:margin-left="0.5in" fo:margin-right="0in" fo:text-indent="0in" style:auto-text-indent="false" text:number-lines="true" text:line-number="1"/>
      <style:text-properties fo:font-size="11pt" fo:font-style="italic" fo:font-weight="bold" officeooo:paragraph-rsid="00119142" style:font-size-asian="11pt" style:font-style-asian="italic" style:font-weight-asian="bold" style:font-size-complex="11pt" style:font-style-complex="italic" style:font-weight-complex="bold"/>
    </style:style>
    <style:style style:name="P47" style:family="paragraph" style:parent-style-name="Text_20_body">
      <style:paragraph-properties fo:margin-left="0.5in" fo:margin-right="0in" fo:text-indent="0in" style:auto-text-indent="false" text:number-lines="true" text:line-number="1"/>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left="0.5in" fo:margin-right="0in" fo:text-indent="0in" style:auto-text-indent="false" text:number-lines="true" text:line-number="1"/>
      <style:text-properties fo:font-size="11pt" fo:font-weight="bold" style:font-size-asian="11pt" style:font-weight-asian="bold" style:font-size-complex="11pt" style:font-weight-complex="bold"/>
    </style:style>
    <style:style style:name="P49" style:family="paragraph" style:parent-style-name="Text_20_body">
      <style:paragraph-properties fo:margin-left="0.5in" fo:margin-right="0in" fo:text-indent="0in" style:auto-text-indent="false" text:number-lines="true" text:line-number="1"/>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0.5in" fo:margin-right="0in" fo:text-indent="0in" style:auto-text-indent="false" text:number-lines="true" text:line-number="1"/>
      <style:text-properties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paragraph-properties fo:margin-left="0.5in" fo:margin-right="0in" fo:text-indent="0in" style:auto-text-indent="false" text:number-lines="true" text:line-number="1"/>
      <style:text-properties fo:font-style="italic" fo:font-weight="bold" style:font-style-asian="italic" style:font-weight-asian="bold" style:font-style-complex="italic" style:font-weight-complex="bold"/>
    </style:style>
    <style:style style:name="P52" style:family="paragraph" style:parent-style-name="Text_20_body">
      <style:paragraph-properties fo:margin-left="0.5in" fo:margin-right="0in" fo:text-indent="0in" style:auto-text-indent="false" text:number-lines="true" text:line-number="1"/>
      <style:text-properties fo:font-style="italic" fo:font-weight="bold" officeooo:rsid="001b4ec6" officeooo:paragraph-rsid="001b4ec6" style:font-style-asian="italic" style:font-weight-asian="bold" style:font-style-complex="italic" style:font-weight-complex="bold"/>
    </style:style>
    <style:style style:name="P53" style:family="paragraph" style:parent-style-name="Text_20_body">
      <style:paragraph-properties fo:margin-left="0.5in" fo:margin-right="0in" fo:text-indent="0in" style:auto-text-indent="false" text:number-lines="true" text:line-number="1"/>
      <style:text-properties officeooo:rsid="0018af92" officeooo:paragraph-rsid="0018af92"/>
    </style:style>
    <style:style style:name="P54" style:family="paragraph" style:parent-style-name="Text_20_body">
      <style:paragraph-properties fo:margin-left="0.5in" fo:margin-right="0in" fo:text-indent="0in" style:auto-text-indent="false" text:number-lines="true" text:line-number="1"/>
      <style:text-properties officeooo:paragraph-rsid="00196ffd"/>
    </style:style>
    <style:style style:name="P55" style:family="paragraph" style:parent-style-name="Text_20_body">
      <style:paragraph-properties fo:margin-left="0.5in" fo:margin-right="0in" fo:text-indent="0in" style:auto-text-indent="false" text:number-lines="true" text:line-number="1"/>
      <style:text-properties officeooo:rsid="00196ffd" officeooo:paragraph-rsid="001b4ec6"/>
    </style:style>
    <style:style style:name="P56" style:family="paragraph" style:parent-style-name="Text_20_body">
      <style:paragraph-properties fo:margin-left="0.5in" fo:margin-right="0in" fo:text-indent="0in" style:auto-text-indent="false" text:number-lines="true" text:line-number="1"/>
      <style:text-properties officeooo:rsid="001b4ec6" officeooo:paragraph-rsid="001b4ec6"/>
    </style:style>
    <style:style style:name="P57" style:family="paragraph" style:parent-style-name="Text_20_body">
      <style:paragraph-properties fo:margin-left="0.5in" fo:margin-right="0in" fo:text-indent="0in" style:auto-text-indent="false" text:number-lines="true" text:line-number="1"/>
      <style:text-properties officeooo:rsid="001b4ec6" officeooo:paragraph-rsid="001c0116"/>
    </style:style>
    <style:style style:name="P58" style:family="paragraph" style:parent-style-name="Text_20_body">
      <style:paragraph-properties fo:margin-left="0.5in" fo:margin-right="0in" fo:text-indent="0in" style:auto-text-indent="false" text:number-lines="true" text:line-number="1"/>
      <style:text-properties officeooo:rsid="001c0116" officeooo:paragraph-rsid="001c0116"/>
    </style:style>
    <style:style style:name="P59" style:family="paragraph" style:parent-style-name="Preformatted_20_Text">
      <style:paragraph-properties fo:margin-top="0in" fo:margin-bottom="0.1965in" loext:contextual-spacing="false"/>
    </style:style>
    <style:style style:name="P60" style:family="paragraph" style:parent-style-name="Text_20_body" style:list-style-name="L1"/>
    <style:style style:name="P61" style:family="paragraph" style:parent-style-name="Text_20_body" style:list-style-name="L2">
      <style:text-properties officeooo:paragraph-rsid="001373a0"/>
    </style:style>
    <style:style style:name="P62"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0fa637" officeooo:paragraph-rsid="0022f256"/>
    </style:style>
    <style:style style:name="P63"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64" style:family="paragraph" style:parent-style-name="Text_20_body" style:list-style-name="L3">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65"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a3db6"/>
    </style:style>
    <style:style style:name="P66"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2f256"/>
    </style:style>
    <style:style style:name="P67"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c6371"/>
    </style:style>
    <style:style style:name="P68"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e0c73"/>
    </style:style>
    <style:style style:name="P69" style:family="paragraph" style:parent-style-name="Text_20_body" style:list-style-name="L3">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style:font-style-asian="italic" style:font-weight-asian="bold" style:font-style-complex="italic" style:font-weight-complex="bold"/>
    </style:style>
    <style:style style:name="P70"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officeooo:paragraph-rsid="002fcfbb" style:font-style-asian="italic" style:font-weight-asian="bold" style:font-style-complex="italic" style:font-weight-complex="bold"/>
    </style:style>
    <style:style style:name="P71"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officeooo:rsid="002b0a05" officeooo:paragraph-rsid="002b0a05" style:font-style-asian="italic" style:font-weight-asian="bold" style:font-style-complex="italic" style:font-weight-complex="bold"/>
    </style:style>
    <style:style style:name="P72"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italic" fo:font-weight="bold" officeooo:rsid="002c6371" officeooo:paragraph-rsid="002c6371" style:font-style-asian="italic" style:font-weight-asian="bold" style:font-style-complex="italic" style:font-weight-complex="bold"/>
    </style:style>
    <style:style style:name="P73"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normal" fo:font-weight="normal" officeooo:rsid="002c6371" officeooo:paragraph-rsid="002c6371" style:font-style-asian="normal" style:font-weight-asian="normal" style:font-style-complex="normal" style:font-weight-complex="normal"/>
    </style:style>
    <style:style style:name="P74"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officeooo:paragraph-rsid="0024f7b6" style:font-size-asian="11pt" style:font-style-asian="italic" style:font-weight-asian="bold" style:font-size-complex="11pt" style:font-style-complex="italic" style:font-weight-complex="bold"/>
    </style:style>
    <style:style style:name="P75" style:family="paragraph" style:parent-style-name="Text_20_body">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2c6371" officeooo:paragraph-rsid="002c6371"/>
    </style:style>
    <style:style style:name="P76" style:family="paragraph" style:parent-style-name="Text_20_body">
      <style:paragraph-properties fo:margin-left="0.5in" fo:margin-right="0in" fo:margin-top="0in" fo:margin-bottom="0in" loext:contextual-spacing="false" fo:text-indent="0in" style:auto-text-indent="false"/>
      <style:text-properties officeooo:paragraph-rsid="002e0c73"/>
    </style:style>
    <style:style style:name="P77" style:family="paragraph" style:parent-style-name="Text_20_body">
      <style:paragraph-properties fo:margin-top="0in" fo:margin-bottom="0in" loext:contextual-spacing="false" style:register-true="true" fo:background-color="transparent" style:shadow="none" text:number-lines="true" text:line-number="1">
        <style:background-image/>
      </style:paragraph-properties>
    </style:style>
    <style:style style:name="P78" style:family="paragraph" style:parent-style-name="Text_20_body" style:list-style-name="L3">
      <style:paragraph-properties fo:margin-top="0in" fo:margin-bottom="0in" loext:contextual-spacing="false" style:register-true="true" fo:background-color="transparent" style:shadow="none" text:number-lines="true" text:line-number="1">
        <style:background-image/>
      </style:paragraph-properties>
    </style:style>
    <style:style style:name="P79" style:family="paragraph" style:parent-style-name="Text_20_body" style:list-style-name="L5">
      <style:paragraph-properties fo:margin-top="0in" fo:margin-bottom="0in" loext:contextual-spacing="false" style:register-true="true" fo:background-color="transparent" style:shadow="none" text:number-lines="true" text:line-number="1">
        <style:background-image/>
      </style:paragraph-properties>
    </style:style>
    <style:style style:name="P80" style:family="paragraph" style:parent-style-name="Text_20_body" style:list-style-name="L7">
      <style:paragraph-properties fo:margin-top="0in" fo:margin-bottom="0in" loext:contextual-spacing="false" style:register-true="true" fo:background-color="transparent" style:shadow="none">
        <style:background-image/>
      </style:paragraph-properties>
    </style:style>
    <style:style style:name="P81" style:family="paragraph" style:parent-style-name="Text_20_body" style:list-style-name="L8">
      <style:paragraph-properties fo:margin-top="0in" fo:margin-bottom="0in" loext:contextual-spacing="false" style:register-true="true" fo:background-color="transparent" style:shadow="none">
        <style:background-image/>
      </style:paragraph-properties>
    </style:style>
    <style:style style:name="P82" style:family="paragraph" style:parent-style-name="Text_20_body" style:list-style-name="L8">
      <style:paragraph-properties fo:margin-top="0in" fo:margin-bottom="0in" loext:contextual-spacing="false" style:register-true="true" fo:background-color="transparent" style:shadow="none">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83" style:family="paragraph" style:parent-style-name="Text_20_body" style:list-style-name="L8">
      <style:paragraph-properties fo:margin-top="0in" fo:margin-bottom="0in" loext:contextual-spacing="false" style:register-true="true" fo:background-color="transparent" style:shadow="none">
        <style:background-image/>
      </style:paragraph-properties>
      <style:text-properties fo:font-style="italic" fo:font-weight="bold" style:font-style-asian="italic" style:font-weight-asian="bold" style:font-style-complex="italic" style:font-weight-complex="bold"/>
    </style:style>
    <style:style style:name="P84" style:family="paragraph" style:parent-style-name="Text_20_body">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85" style:family="paragraph" style:parent-style-name="Text_20_body" style:list-style-name="L6">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86" style:family="paragraph" style:parent-style-name="Text_20_body" style:list-style-name="L8">
      <style:paragraph-properties fo:margin-left="0in" fo:margin-right="0in" fo:margin-top="0in" fo:margin-bottom="0in" loext:contextual-spacing="false" style:register-true="true" fo:text-indent="0in" style:auto-text-indent="false" fo:background-color="transparent" style:shadow="none">
        <style:background-image/>
      </style:paragraph-properties>
    </style:style>
    <style:style style:name="P87" style:family="paragraph" style:parent-style-name="Text_20_body" style:list-style-name="L8">
      <style:paragraph-properties fo:margin-left="1in" fo:margin-right="0in" fo:margin-top="0in" fo:margin-bottom="0in" loext:contextual-spacing="false" style:register-true="true" fo:text-indent="-0.25in" style:auto-text-indent="false" fo:background-color="transparent" style:shadow="none">
        <style:tab-stops/>
        <style:background-image/>
      </style:paragraph-properties>
      <style:text-properties fo:font-style="italic" fo:font-weight="bold" style:font-style-asian="italic" style:font-weight-asian="bold" style:font-style-complex="italic" style:font-weight-complex="bold"/>
    </style:style>
    <style:style style:name="P88" style:family="paragraph" style:parent-style-name="Text_20_body" style:list-style-name="L8">
      <style:paragraph-properties fo:margin-left="1in" fo:margin-right="0in" fo:margin-top="0in" fo:margin-bottom="0in" loext:contextual-spacing="false" style:register-true="true" fo:text-indent="-0.25in" style:auto-text-indent="false" fo:background-color="transparent" style:shadow="none">
        <style:tab-stops/>
        <style:background-image/>
      </style:paragraph-properties>
      <style:text-properties fo:font-style="normal" fo:font-weight="normal" style:font-style-asian="normal" style:font-weight-asian="normal" style:font-style-complex="normal" style:font-weight-complex="normal"/>
    </style:style>
    <style:style style:name="P89" style:family="paragraph" style:parent-style-name="Heading_20_1" style:master-page-name="Right_20_Page">
      <style:paragraph-properties style:page-number="auto"/>
    </style:style>
    <style:style style:name="P90" style:family="paragraph" style:parent-style-name="Heading_20_4">
      <style:text-properties officeooo:rsid="0022aa35" officeooo:paragraph-rsid="0022aa35"/>
    </style:style>
    <style:style style:name="P91" style:family="paragraph" style:parent-style-name="Heading_20_4">
      <style:text-properties officeooo:paragraph-rsid="000b42e8"/>
    </style:style>
    <style:style style:name="P92" style:family="paragraph" style:parent-style-name="Heading_20_4">
      <style:paragraph-properties fo:margin-left="0in" fo:margin-right="0in" fo:text-indent="0in" style:auto-text-indent="false" text:number-lines="true" text:line-number="1"/>
    </style:style>
    <style:style style:name="P93" style:family="paragraph" style:parent-style-name="Heading_20_4">
      <style:paragraph-properties fo:margin-left="0in" fo:margin-right="0in" fo:text-indent="0in" style:auto-text-indent="false" text:number-lines="true" text:line-number="1"/>
      <style:text-properties officeooo:rsid="0024f7b6" officeooo:paragraph-rsid="0024f7b6"/>
    </style:style>
    <style:style style:name="P94" style:family="paragraph" style:parent-style-name="Heading_20_4">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95" style:family="paragraph" style:parent-style-name="Heading_20_4">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c6371"/>
    </style:style>
    <style:style style:name="P96" style:family="paragraph" style:parent-style-name="Heading_20_4">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P97" style:family="paragraph" style:parent-style-name="Heading_20_4" style:master-page-name="">
      <style:paragraph-properties fo:margin-left="0.5in" fo:margin-right="0in" fo:margin-top="0in" fo:margin-bottom="0in" loext:contextual-spacing="false" style:register-true="true" fo:text-indent="-0.25in" style:auto-text-indent="false" style:page-number="auto" fo:background-color="transparent" style:shadow="none" fo:keep-with-next="always" text:number-lines="true" text:line-number="1">
        <style:tab-stops>
          <style:tab-stop style:position="0.5626in"/>
        </style:tab-stops>
        <style:background-image/>
      </style:paragraph-properties>
    </style:style>
    <style:style style:name="P98" style:family="paragraph" style:parent-style-name="Heading_20_5">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99" style:family="paragraph" style:parent-style-name="Heading_20_5">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22fe2" officeooo:paragraph-rsid="00122fe2"/>
    </style:style>
    <style:style style:name="P100" style:family="paragraph" style:parent-style-name="Heading_20_5">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96ffd" officeooo:paragraph-rsid="00196ffd"/>
    </style:style>
    <style:style style:name="P101" style:family="paragraph" style:parent-style-name="Heading_20_3">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102" style:family="paragraph" style:parent-style-name="Heading_20_3">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6pt" officeooo:paragraph-rsid="001373a0" style:font-size-asian="16pt" style:font-size-complex="16pt"/>
    </style:style>
    <style:style style:name="P103" style:family="paragraph" style:parent-style-name="Heading_20_3">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P104" style:family="paragraph" style:parent-style-name="Heading_20_3">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e7731" officeooo:paragraph-rsid="001e7731"/>
    </style:style>
    <style:style style:name="P105" style:family="paragraph" style:parent-style-name="Standard" style:list-style-name="L4"/>
    <style:style style:name="P106" style:family="paragraph" style:parent-style-name="Heading_20_10">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96ffd" officeooo:paragraph-rsid="001b4ec6"/>
    </style:style>
    <style:style style:name="P107" style:family="paragraph" style:parent-style-name="Heading_20_10">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b4ec6" officeooo:paragraph-rsid="001b4ec6"/>
    </style:style>
    <style:style style:name="P108" style:family="paragraph" style:parent-style-name="Heading_20_10">
      <style:paragraph-properties fo:margin-left="0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rsid="001b4ec6" officeooo:paragraph-rsid="001c0116"/>
    </style:style>
    <style:style style:name="P109" style:family="paragraph" style:parent-style-name="Preformatted_20_Text">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style>
    <style:style style:name="P110" style:family="paragraph" style:parent-style-name="Preformatted_20_Text">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e0c73"/>
    </style:style>
    <style:style style:name="P111" style:family="paragraph" style:parent-style-name="Preformatted_20_Text">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officeooo:paragraph-rsid="002fcfbb"/>
    </style:style>
    <style:style style:name="P112" style:family="paragraph" style:parent-style-name="Preformatted_20_Text">
      <style:paragraph-properties fo:margin-left="0.5in" fo:margin-right="0in" fo:margin-top="0in" fo:margin-bottom="0in" loext:contextual-spacing="false" style:register-true="true" fo:text-indent="0in" style:auto-text-indent="false" fo:background-color="transparent" style:shadow="none" text:number-lines="true" text:line-number="1">
        <style:background-image/>
      </style:paragraph-properties>
      <style:text-properties fo:font-style="normal" fo:font-weight="normal" officeooo:rsid="002c6371" officeooo:paragraph-rsid="002c6371"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af92" style:font-weight-asian="bold" style:font-weight-complex="bold"/>
    </style:style>
    <style:style style:name="T4" style:family="text">
      <style:text-properties fo:font-weight="bold" officeooo:rsid="00122fe2"/>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fa637" style:font-style-asian="italic" style:font-weight-asian="bold" style:font-style-complex="italic" style:font-weight-complex="bold"/>
    </style:style>
    <style:style style:name="T7" style:family="text">
      <style:text-properties fo:font-style="italic" fo:font-weight="bold" officeooo:rsid="00122fe2" style:font-style-asian="italic" style:font-weight-asian="bold" style:font-style-complex="italic" style:font-weight-complex="bold"/>
    </style:style>
    <style:style style:name="T8" style:family="text">
      <style:text-properties fo:font-style="italic" style:text-underline-style="none" fo:font-weight="normal" officeooo:rsid="000fa637" style:font-style-asian="italic" style:font-weight-asian="normal" style:font-style-complex="italic" style:font-weight-complex="normal"/>
    </style:style>
    <style:style style:name="T9" style:family="text">
      <style:text-properties fo:font-style="italic" style:text-underline-style="none" fo:font-weight="normal" officeooo:rsid="0022aa35" style:font-style-asian="italic" style:font-weight-asian="normal" style:font-style-complex="italic" style:font-weight-complex="normal"/>
    </style:style>
    <style:style style:name="T10" style:family="text">
      <style:text-properties fo:font-size="11pt" style:font-size-asian="11pt" style:font-size-complex="11pt"/>
    </style:style>
    <style:style style:name="T11" style:family="text">
      <style:text-properties fo:font-size="11pt" officeooo:rsid="000fa637" style:font-size-asian="11pt" style:font-size-complex="11pt"/>
    </style:style>
    <style:style style:name="T12" style:family="text">
      <style:text-properties fo:font-size="11pt" officeooo:rsid="002a3db6" style:font-size-asian="11pt" style:font-size-complex="11pt"/>
    </style:style>
    <style:style style:name="T13" style:family="text">
      <style:text-properties fo:font-size="11pt" officeooo:rsid="00148ce4" style:font-size-asian="11pt" style:font-size-complex="11pt"/>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0fa637" style:font-size-asian="11pt" style:font-style-asian="italic" style:font-weight-asian="bold" style:font-size-complex="11pt" style:font-style-complex="italic" style:font-weight-complex="bold"/>
    </style:style>
    <style:style style:name="T16" style:family="text">
      <style:text-properties fo:font-size="11pt" fo:font-style="italic" fo:font-weight="bold" officeooo:rsid="00119142" style:font-size-asian="11pt" style:font-style-asian="italic" style:font-weight-asian="bold" style:font-size-complex="11pt" style:font-style-complex="italic" style:font-weight-complex="bold"/>
    </style:style>
    <style:style style:name="T17" style:family="text">
      <style:text-properties fo:font-size="11pt" fo:font-style="italic" fo:font-weight="bold" officeooo:rsid="0022f256" style:font-size-asian="11pt" style:font-style-asian="italic" style:font-weight-asian="bold" style:font-size-complex="11pt" style:font-style-complex="italic" style:font-weight-complex="bold"/>
    </style:style>
    <style:style style:name="T18" style:family="text">
      <style:text-properties fo:font-size="11pt" fo:font-style="normal" fo:font-weight="normal" officeooo:rsid="002a3db6" style:font-size-asian="11pt" style:font-style-asian="italic" style:font-weight-asian="bold" style:font-size-complex="11pt" style:font-style-complex="italic" style:font-weight-complex="bold"/>
    </style:style>
    <style:style style:name="T19" style:family="text">
      <style:text-properties fo:font-size="11pt" fo:font-style="normal" fo:font-weight="normal" officeooo:rsid="0022aa35" style:font-size-asian="11pt" style:font-style-asian="italic" style:font-weight-asian="bold" style:font-size-complex="11pt"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e0c73" style:font-weight-asian="normal" style:font-weight-complex="normal"/>
    </style:style>
    <style:style style:name="T22" style:family="text">
      <style:text-properties officeooo:rsid="000fa637"/>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1004e7"/>
    </style:style>
    <style:style style:name="T25" style:family="text">
      <style:text-properties officeooo:rsid="00119142"/>
    </style:style>
    <style:style style:name="T26" style:family="text">
      <style:text-properties officeooo:rsid="00122fe2"/>
    </style:style>
    <style:style style:name="T27" style:family="text">
      <style:text-properties officeooo:rsid="001373a0"/>
    </style:style>
    <style:style style:name="T28" style:family="text">
      <style:text-properties officeooo:rsid="00148ce4"/>
    </style:style>
    <style:style style:name="T29" style:family="text">
      <style:text-properties officeooo:rsid="0018af92"/>
    </style:style>
    <style:style style:name="T30" style:family="text">
      <style:text-properties officeooo:rsid="00196ffd"/>
    </style:style>
    <style:style style:name="T31" style:family="text">
      <style:text-properties officeooo:rsid="001b4ec6"/>
    </style:style>
    <style:style style:name="T32" style:family="text">
      <style:text-properties officeooo:rsid="001c0116"/>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2150d9"/>
    </style:style>
    <style:style style:name="T35" style:family="text">
      <style:text-properties officeooo:rsid="0022aa35"/>
    </style:style>
    <style:style style:name="T36" style:family="text">
      <style:text-properties officeooo:rsid="0022f256"/>
    </style:style>
    <style:style style:name="T37" style:family="text">
      <style:text-properties officeooo:rsid="00233bf4"/>
    </style:style>
    <style:style style:name="T38" style:family="text">
      <style:text-properties officeooo:rsid="0024f7b6"/>
    </style:style>
    <style:style style:name="T39" style:family="text">
      <style:text-properties style:font-name="Nimbus Roman No9 L" fo:font-size="12pt" style:font-size-asian="12pt" style:font-size-complex="12pt"/>
    </style:style>
    <style:style style:name="T40" style:family="text">
      <style:text-properties style:font-name="Nimbus Roman No9 L" fo:font-size="12pt" officeooo:rsid="0024f7b6" style:font-size-asian="12pt" style:font-size-complex="12pt"/>
    </style:style>
    <style:style style:name="T41" style:family="text">
      <style:text-properties style:font-name="Nimbus Roman No9 L" fo:font-size="12pt" officeooo:rsid="002500f3" style:font-size-asian="12pt" style:font-size-complex="12pt"/>
    </style:style>
    <style:style style:name="T42" style:family="text">
      <style:text-properties officeooo:rsid="002c6371"/>
    </style:style>
    <style:style style:name="T43" style:family="text">
      <style:text-properties officeooo:rsid="002e0c73"/>
    </style:style>
    <style:style style:name="T44" style:family="text">
      <style:text-properties officeooo:rsid="002fcf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text:alphabetical-index-mark-start text:id="IMark97297928" text:main-entry="true"/>Enstore Installation<text:alphabetical-index-mark-end text:id="IMark97297928"/></text:h>
      <text:h text:style-name="Heading_20_2" text:outline-level="2">Introduction</text:h>
      <text:p text:style-name="P17">Enstore is written in python and currently requires a slightly modified python language interpreter. Enstore uses a Fermi Tape Tool (FTT) library and set of tools providing access to different types of tape drives. It is included into enstore rpm for the revisions later than 2.0.0-0. This section describes installation and configuration procedures of enstore and all required additional software.</text:p>
      <text:p text:style-name="P4"/>
      <text:h text:style-name="P101" text:outline-level="3">Remote access</text:h>
      <text:p text:style-name="P36">Before installing enstore you need to set up all its nodes for remote access.<text:line-break/>Remote access and product distribution is provided by the following scripts in $ENSTORE_DIR/sbin coming with enstore rpm:</text:p>
      <text:list xml:id="list3407369959674153765" text:style-name="L1">
        <text:list-item>
          <text:p text:style-name="P60">enrsh - analog of rsh</text:p>
        </text:list-item>
        <text:list-item>
          <text:p text:style-name="P60">enrcp - analog of rcp</text:p>
        </text:list-item>
        <text:list-item>
          <text:p text:style-name="P60">enrsync - analog of rsync</text:p>
        </text:list-item>
      </text:list>
      <text:p text:style-name="P35"><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Installation and configuration of ssh and kerberized rsh, rcp are out of the scope of this document.</text:p>
      <text:p text:style-name="P35"/>
      <text:h text:style-name="P102" text:outline-level="3">Licensing</text:h>
      <text:p text:style-name="P6"><text:tab/>Enstore (BSD like):</text:p>
      <text:p text:style-name="P13">Copyright (c) 1999-2011, FERMI NATIONAL ACCELERATOR LABORATORY</text:p>
      <text:p text:style-name="P13">All rights reserved.</text:p>
      <text:p text:style-name="P13">Redistribution and use in source and binary forms, with or without modification, are permitted provided that the following conditions are met:</text:p>
      <text:list xml:id="list850851142510741765" text:style-name="L2">
        <text:list-item>
          <text:p text:style-name="P61">Redistributions of source code must retain the above copyright notice, this list of conditions and the following disclaimer.</text:p>
        </text:list-item>
        <text:list-item>
          <text:p text:style-name="P61">Redistributions in binary form must reproduce the above copyright notice, <text:s/>this list of conditions and the following disclaimer in the documentation and/or other materials provided with the distribution.</text:p>
        </text:list-item>
        <text:list-item>
          <text:p text:style-name="P61"><text:soft-page-break/>Neither the name of the FERMI NATIONAL ACCELERATOR LABORATORY, nor the names of its contributors may be used to endorse or promote products derived from this software without specific prior written permission.</text:p>
        </text:list-item>
      </text:list>
      <text:p text:style-name="P13">THIS SOFTWARE IS PROVIDED BY THE COPYRIGHT HOLDERS AND CONTRIBUTORS "AS IS" AND ANY EXPRESS OR IMPLIED WARRANTIES, INCLUDING, BUT NOT LIMITED TO, <text:s/>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text:s/>STRICT LIABILITY, OR TORT (INCLUDING NEGLIGENCE OR OTHERWISE) ARISING IN ANY WAY OUT OF THE USE OF THIS SOFTWARE, EVEN IF ADVISED OF THE POSSIBILITY OF SUCH DAMAGE. </text:p>
      <text:p text:style-name="P13">PNFS:</text:p>
      <text:p text:style-name="P13">Enstore uses a <text:span text:style-name="T27">Chimera</text:span> <text:span text:style-name="T27">(old name – PNFS) </text:span>virtual file system that implements the Enstore namespace. It was written at DESY. The licensing information and code can be obtained at the <text:a xlink:type="simple" xlink:href="http://www.dcache.org/" office:target-frame-name="_self" xlink:show="replace" text:style-name="Internet_20_link" text:visited-style-name="Visited_20_Internet_20_Link">dcache site</text:a>. Installation instructions can be found here: <text:a xlink:type="simple" xlink:href="http://www-pnfs.desy.de/gettingStarted.html" office:target-frame-name="_self" xlink:show="replace" text:style-name="Internet_20_link" text:visited-style-name="Visited_20_Internet_20_Link">http://www-pnfs.desy.de/gettingStarted.html</text:a></text:p>
      <text:p text:style-name="P34"><text:span text:style-name="T27">DCache</text:span> must be installed <text:span text:style-name="T27">at least</text:span> on the node that will run <text:span text:style-name="T27">namespace</text:span> server. <text:span text:style-name="T27">Namespace nfs</text:span> mount point(s) must be exported to any node transferring data to or from enstore. Some instructions can be found here: <text:a xlink:type="simple" xlink:href="http://ensrv1.fnal.gov/ISA/pnfs.html" office:target-frame-name="_self" xlink:show="replace" text:style-name="Internet_20_link" text:visited-style-name="Visited_20_Internet_20_Link">http://www-isd.fnal.gov/ISA/pnfs.html</text:a></text:p>
      <text:p text:style-name="P14"/>
      <text:h text:style-name="P101" text:outline-level="3">Enstore rpm</text:h>
      <text:p text:style-name="P4"/>
      <text:p text:style-name="P20">The enstore rpm and additional rpms are located here <text:a xlink:type="simple" xlink:href="ftp://ssasrv1.fnal.gov/en/" text:style-name="Internet_20_link" text:visited-style-name="Visited_20_Internet_20_Link">ftp://ssasrv1.fnal.gov/en/</text:a>. Currently there are rpms for SL<text:span text:style-name="T35">6</text:span> and SL<text:span text:style-name="T35">7</text:span>. They are located in slf<text:span text:style-name="T35">6</text:span>x, and slf<text:span text:style-name="T35">7</text:span>x sub directories correspondingly.</text:p>
      <text:p text:style-name="P62">To use yum for installing enstore create the following file on all enstore nodes:</text:p>
      <text:p text:style-name="P39">/etc/yum.repos.d/enstore.repo <text:span text:style-name="T23">containing:</text:span></text:p>
      <text:p text:style-name="P40">[enstore] </text:p>
      <text:p text:style-name="P40">name=Enstore </text:p>
      <text:p text:style-name="P40">baseurl=ftp://ssasrv1.fnal.gov/en/slf<text:span text:style-name="T36">6</text:span>x/$basearch </text:p>
      <text:p text:style-name="P40">gpgcheck=0 </text:p>
      <text:p text:style-name="P24">enabled=1</text:p>
      <text:p text:style-name="P20"><text:span text:style-name="T35">For SLF7 enter </text:span><text:span text:style-name="T8">baseurl=ftp://ssasrv1.fnal.gov/en/slf</text:span><text:span text:style-name="T9">7</text:span><text:span text:style-name="T8">x/$basearch.</text:span><text:line-break/>For other OS versions please check enstore download page or contact enstore mailing list. It is desirable that X-windows is installed at least on head node. This allows to <text:soft-page-break/>run entv – application which <text:s/>dynamically shows data <text:s/>transfers. <text:line-break/>Installation of enstore always begins on enstore head node - the node where configuration server will be running. </text:p>
      <text:h text:style-name="P101" text:outline-level="3" text:is-list-header="true"/>
      <text:h text:style-name="Heading_20_3" text:outline-level="3">Installing Enstore.</text:h>
      <text:p text:style-name="P17">If you install the new enstore instance (site) the installation must begin on enstore head node – the node, where <text:span text:style-name="T1">enstore configuration server</text:span> will run.</text:p>
      <text:p text:style-name="P17">Enstore has 2 kinds of configurations – servers and movers. Mover require less products installed (minimal installation), but may be installed as Enstore server.</text:p>
      <text:h text:style-name="P90" text:outline-level="4">Installing postgreSQL DBMS.</text:h>
      <text:p text:style-name="P20">PostgreSQL DBMS must be installed on all Enstore nodes. Use the current postgreSQL documentation for the installation instructions. <text:span text:style-name="T35">Alternatively you may install current PostgreSQL rpms from enstore repository with:</text:span></text:p>
      <text:p text:style-name="P20"><text:span text:style-name="T14">[root@head_node ~]# yum -y install </text:span><text:span text:style-name="T17">postgresql*</text:span></text:p>
      <text:p text:style-name="P65"><text:span text:style-name="T18">Make sure that initdb, pg_config, postmaster, and psql are in /usr/bin. This can be done by /usr/sbin/alternatives like:</text:span></text:p>
      <text:p text:style-name="P71"><text:span text:style-name="T12">VER="9.11" </text:span></text:p>
      <text:p text:style-name="P71"><text:span text:style-name="T12">for PROG in "initdb" "pg_ctl" "pg_config" "postmaster" "psql"; do</text:span></text:p>
      <text:p text:style-name="P71"><text:span text:style-name="T12">rm -f /var/lib/alternatives/pgsql-${PROG};</text:span></text:p>
      <text:p text:style-name="P71"><text:span text:style-name="T12">/usr/sbin/alternatives --install /usr/bin/${PROG} pgsql-${PROG} \</text:span></text:p>
      <text:p text:style-name="P71"><text:span text:style-name="T12">/etc/alternatives/pgsql-${PROG} 920 --slave /etc/alternatives/pgsql-${PROG} \</text:span></text:p>
      <text:p text:style-name="P71"><text:span text:style-name="T12">pgsql-${PROG} /usr/pgsql-${VER}/bin/${PROG};</text:span></text:p>
      <text:p text:style-name="P71"><text:span text:style-name="T12">rm -f /var/lib/alternatives/pgsql-${PROG}man;</text:span></text:p>
      <text:p text:style-name="P71"><text:span text:style-name="T12">/usr/sbin/alternatives --install /usr/share/man/man1/${PROG}.1 \</text:span></text:p>
      <text:p text:style-name="P71"><text:span text:style-name="T12">pgsql-${PROG}man /etc/alternatives/pgsql-${PROG}man 920 --slave \</text:span></text:p>
      <text:p text:style-name="P71"><text:span text:style-name="T12">/etc/alternatives/pgsql-${PROG}man pgsql-${PROG}man \</text:span></text:p>
      <text:p text:style-name="P71"><text:span text:style-name="T12">/usr/pgsql-${VER}/share/man/man1/${PROG}.1;</text:span></text:p>
      <text:p text:style-name="P71"><text:span text:style-name="T12">done</text:span></text:p>
      <text:p text:style-name="P65"><text:span text:style-name="T18"/></text:p>
      <text:p text:style-name="P65"><text:span text:style-name="T18">Set group and user in the postgresql startup script as “enstore”</text:span><text:span text:style-name="T19">.</text:span></text:p>
      <text:h text:style-name="P91" text:outline-level="4">Minimal installation (mover node)</text:h>
      <text:p text:style-name="P36">Install the following rpms:mt-st, tcl, tk, enstore. Example:</text:p>
      <text:p text:style-name="P37">[root@head_node ~]# yum -<text:span text:style-name="T37">y install </text:span>tcl tk</text:p>
      <text:p text:style-name="P38"><text:span text:style-name="T10">[root@head_node ~]# </text:span><text:span text:style-name="T11">yum -y install enstore</text:span></text:p>
      <text:p text:style-name="P38"/>
      <text:h text:style-name="P92" text:outline-level="4">Complete installation (server node)</text:h>
      <text:p text:style-name="P17">For complete installation in addition to the minimal installation install the following rpms: httpd, ncompress, gnuplot, ImageMagick. Example:</text:p>
      <text:p text:style-name="P17"><text:soft-page-break/>[<text:span text:style-name="T5">root@</text:span><text:span text:style-name="T7">head_node</text:span><text:span text:style-name="T5"> ~]# yum -y install ncompress gnuplot ImageMagick</text:span></text:p>
      <text:p text:style-name="P27"/>
      <text:h text:style-name="P93" text:outline-level="4">Additional packages for Small Files Aggregation</text:h>
      <text:p text:style-name="P21">For <text:span text:style-name="T38">Small Files Aggregation (SFA) enstore service install additional packages: </text:span><text:span text:style-name="T39">qpid-python </text:span><text:span text:style-name="T40">on all nodes using SFA service and additinally qpid-cpp-server on SFA main server. The main SFA server will run </text:span><text:span text:style-name="T41">qpidd and enstore SFA redirector and dispatcher.</text:span></text:p>
      <text:p text:style-name="P27"/>
      <text:h text:style-name="P101" text:outline-level="3"><text:reference-mark-start text:name="Configuring Enstore"/>Configuring Enstore<text:reference-mark-end text:name="Configuring Enstore"/></text:h>
      <text:p text:style-name="P7"/>
      <text:p text:style-name="P17">Enstore configuration includes run-time environment, enstore site (instance) configuration – enstore configuration file, and distributed environment configuration. When enstore rpm is installed the user account “enstore” is created and its .bash_profile and .bashrc are modified. The changes are done to the system allowing to start enstore on boot (/etc/rc.d/init.d/enstore-boot, /etc/rc.d/init.d/monitor_server-boot). <text:span text:style-name="T26">The /etc/rc.local id also modified to create tape devices on mover nodes.</text:span></text:p>
      <text:p text:style-name="P109"/>
      <text:p text:style-name="P67"/>
      <text:h text:style-name="P94" text:outline-level="4"><text:span text:style-name="T42">Note about .bashrc and .bash_profile</text:span>.</text:h>
      <text:p text:style-name="P75">In recent enstore rpms .basrhc and .bash_profile will not be installed automatically because they are installed by OS installation and update agents, such as puppet.</text:p>
      <text:p text:style-name="P75">To install them manyally do:</text:p>
      <text:p text:style-name="P72">cp -p /opt/enstore/external_distr/.bashrc ~enstore</text:p>
      <text:p text:style-name="P72">cp -p /opt/enstore/etc/enstore.bash_profile ~enstore/.bash_profile</text:p>
      <text:p text:style-name="P73">For SL7 remove the following lines from .bashrc:</text:p>
      <text:p text:style-name="P112">set +u</text:p>
      <text:p text:style-name="P112">set -u</text:p>
      <text:p text:style-name="P73"/>
      <text:h text:style-name="P95" text:outline-level="4">Run-time environment.</text:h>
      <text:p text:style-name="P4"/>
      <text:p text:style-name="P17">Enstore run-time environment can be initially created on Enstore head node and then copied all nodes running enstore servers and movers – all nodes where enstore was installed and will be using this particular enstore instance (site). </text:p>
      <text:h text:style-name="P98" text:outline-level="5">Head node</text:h>
      <text:p text:style-name="P17">Assuming that we are configuring the head node, login to head node as user “enstore”. Do the following:</text:p>
      <text:p text:style-name="P17"><text:span text:style-name="T5">[enstore@</text:span><text:span text:style-name="T6">head_node</text:span><text:span text:style-name="T5"> ~]$ whoami</text:span> </text:p>
      <text:p text:style-name="P17">enstore </text:p>
      <text:p text:style-name="P23">[enstore@<text:span text:style-name="T22">head_node</text:span> ~]$ pwd </text:p>
      <text:p text:style-name="P17">/home/enstore </text:p>
      <text:p text:style-name="P23"><text:soft-page-break/>[enstore@<text:span text:style-name="T22">head_node</text:span> ~]$ mkdir -p site_specific/config </text:p>
      <text:p text:style-name="P18"><text:span text:style-name="T14">[enstore@</text:span><text:span text:style-name="T15">head_node</text:span><text:span text:style-name="T14"> ~]$ cp /opt/enstore/site_specific/config/setup-enstore</text:span><text:span text:style-name="T10"> </text:span><text:span text:style-name="T14">site_specific/config</text:span><text:span text:style-name="T5"> </text:span></text:p>
      <text:p text:style-name="P17">Modify <text:span text:style-name="T42">(or add if don't exist) </text:span>the following lines in site_specific/config/setup-enstore:</text:p>
      <text:p text:style-name="P17">export ENSTORE_CONFIG_HOST= <text:s text:c="2"/># put here the name of your head node</text:p>
      <text:p text:style-name="P17">export ENSTORE_CONFIG_FILE= # put here the path for enstore configuration file</text:p>
      <text:p text:style-name="P17">export ENSTORE_MAIL= # put here email address for system administrators</text:p>
      <text:p text:style-name="P29">export ENSSH=/usr/bin/ssh # to use ssh instead of rsh</text:p>
      <text:p text:style-name="P29">export ENSCP=/usr/bin/scp # to use scp instead of rcp</text:p>
      <text:p text:style-name="P29">export FARMLETS_DIR=/usr/local/etc/farmlets <text:s/># farmlets directory (see below)</text:p>
      <text:p text:style-name="P17"/>
      <text:h text:style-name="P99" text:outline-level="5">Enstore configuration file.</text:h>
      <text:p text:style-name="P8"><text:tab/></text:p>
      <text:p text:style-name="P19"><text:span text:style-name="T26">Enstore configuration file describes configuration of all Enstore servers and movers as well as additional services used in and by Enstore. The configuration file is defined by $ENSTORE_CONFIG_FILE in $ENSTORE_HOME/config/setup-enstore file and is downloaded from $ENSTORE_CONFIG_HOST. We recommend to source setup-enstore before proceeding with creation of the configuration file (</text:span><text:span text:style-name="T4">reminder: do this on enstore configuration node</text:span><text:span text:style-name="T26">). </text:span></text:p>
      <text:p text:style-name="P19"/>
      <text:p text:style-name="P59"><text:tab/>source /usr/local/etc/setups.sh</text:p>
      <text:p text:style-name="P76"><text:span text:style-name="T43">Alternatively if you login as user enstore the enstore environmet will be created autonmatically.</text:span></text:p>
      <text:p text:style-name="P76">Enstore configuration file is a python script. It can be created and modif<text:span text:style-name="T27">ied</text:span> using Enstore configuration file is a python script. It can be created and modif<text:span text:style-name="T27">ied</text:span> using /opt/enstore/etc/enstore_configuration_template <text:span text:style-name="T43">or </text:span><text:span text:style-name="T21">/opt/enstore/etc/minimal_enstore.conf</text:span>. <text:span text:style-name="T43">Copy the selected file into ENSTORE_CONFIG_FILE . </text:span>It is recommended to put enstore configuration file into $ENSTORE_HOME/site_specific/config directory. Description of configuration file keys can be found in <text:a xlink:type="simple" xlink:href="https://plone4.fnal.gov/P0/Enstore_and_Dcache/Members/moibenko/enstore/config_params.html/download" office:target-frame-name="_self" xlink:show="replace" text:style-name="Internet_20_link" text:visited-style-name="Visited_20_Internet_20_Link">/opt/enstore/doc/config_params.html.</text:a></text:p>
      <text:p text:style-name="P68"><text:span text:style-name="T1">You can also use one of the real enstore configuration files, for instance $ENSTORE_DIR/etc/stk.conf.</text:span></text:p>
      <text:p text:style-name="P18"><text:span text:style-name="T22">For Fermilab enstore there is a git repository from which all run-time configuration can be set up. The procedure is described in “</text:span><text:a xlink:type="simple" xlink:href="https://cdcvs.fnal.gov/redmine/projects/enstore-config/wiki/Configure_enstore_configuration_git_repostitory_for_the_first_time" text:style-name="Internet_20_link" text:visited-style-name="Visited_20_Internet_20_Link">Configure enstore configuration git repostitory for the first time on configuration server</text:a>”.</text:p>
      <text:p text:style-name="P28"/>
      <text:p text:style-name="P17"/>
      <text:h text:style-name="P98" text:outline-level="5">Regular node</text:h>
      <text:p text:style-name="P17">If enstore instance has multiple nodes copy enstore configuration from head node to these nodes <text:span text:style-name="T24">(considering head_node as head node)</text:span>:</text:p>
      <text:p text:style-name="P44">[enstore@new_node ~]$ <text:s/>pwd </text:p>
      <text:p text:style-name="P42">/home/enstore </text:p>
      <text:p text:style-name="P44"><text:soft-page-break/>[enstore@new_node ~]$ mkdir -p site_specific/config</text:p>
      <text:p text:style-name="P45">[enstore@new_node ~]$ scp <text:span text:style-name="T22">head_node</text:span>:site_specific/config/* site_specific/config</text:p>
      <text:p text:style-name="P17"/>
      <text:h text:style-name="P94" text:outline-level="4">Farmlets</text:h>
      <text:p text:style-name="P54">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text:span text:style-name="T29">and start configuration server </text:span>before running make_farmlets.sh. <text:span text:style-name="T29">Otherwise they can be created manually. Farmlets location is defined by $FARMLETS_DIR in ~/site_specific/config/setup-enstore. The farmlet may contain one entry specifiying corresponding hos name or the list of host names to get served, entered one host per line. The mandatory farmlet files are “</text:span><text:span text:style-name="T3">enstore”</text:span><text:span text:style-name="T29"> and “</text:span><text:span text:style-name="T3">enstore-down”. </text:span><text:span text:style-name="T30">These files are used for starting enstore components on all servers and movers. The content of the farmlets reflect the order of nodes to which commands are sent. In "enstore" first node must be the one that runs enstore configuration server (head node), then the rest of the server nodes and movers, "enstoredown"</text:span></text:p>
      <text:p text:style-name="P53">contains the list of enstore nodes in the order reverse to the order in "enstore".</text:p>
      <text:p text:style-name="P53">In the current installation farmlets <text:span text:style-name="T30">are </text:span>in /usr/local/farmlets directory on <text:span text:style-name="T2">each enstore node</text:span>.</text:p>
      <text:p text:style-name="P12"/>
      <text:h text:style-name="P96" text:outline-level="4">Name Space</text:h>
      <text:p text:style-name="P54">Enstore client (encp) uses name space to present files to users. The files are arranged into directories and can be viewed using Unix FS commands such as “ls”, “pwd”. This name space was initially provided by pnfs, replaced later by chimera. <text:s/>Chimera is part of <text:a xlink:type="simple" xlink:href="http://www.dcache.org/" text:style-name="Internet_20_link" text:visited-style-name="Visited_20_Internet_20_Link">dcache</text:a> project which means that to have chimera dcache rpm needs to get installed form dcache web site. Below is the example of dcache installation and configuration to run chimera name space. Note that the name space service need to get installed only on the node where it will be running. This service can be installed on every server in the framework of Screw Driverless Enstore (SDE) project, which requires the similar installation on all Enstore servers to provide easy replacement of the Enstore services in case of failure. <text:s/></text:p>
      <text:p text:style-name="P54"/>
      <text:h text:style-name="P100" text:outline-level="5">Installation.</text:h>
      <text:p text:style-name="P54">Dcache is implemented in java, so install java (for instance):</text:p>
      <text:p text:style-name="P42"><text:span text:style-name="T14">[root@gccenmvr16a]# rpm -ivh </text:span><text:a xlink:type="simple" xlink:href="http://javadl.sun.com/webapps/download/AutoDL?BundleId=78696" text:style-name="Internet_20_link" text:visited-style-name="Visited_20_Internet_20_Link"><text:span text:style-name="T14">http://javadl.sun.com/webapps/download/AutoDL?BundleId=78696</text:span></text:a></text:p>
      <text:p text:style-name="P42">Install dcache rpm:</text:p>
      <text:p text:style-name="P42">[<text:span text:style-name="T14">root@</text:span><text:span text:style-name="T16">ns_node</text:span><text:span text:style-name="T14">]# rpm -ih http://www.dcache.org/downloads/1.9/repo/2.2/dcache-2.2.15-1.noarch.rp</text:span></text:p>
      <text:p text:style-name="P49">Configure dcache to run name server on gccenmvr16a </text:p>
      <text:p text:style-name="P44"><text:soft-page-break/>root@<text:span text:style-name="T25">ns_node</text:span>]# cd /etc/dcache/</text:p>
      <text:p text:style-name="P44">[root@<text:span text:style-name="T25">ns_node</text:span>]# cp -p dcache.conf dcache.conf.orig</text:p>
      <text:p text:style-name="P44">Modify <text:s/>dcache.conf:</text:p>
      <text:p text:style-name="P32">dcache.layout=${host.name} </text:p>
      <text:p text:style-name="P32">dcache.namespace=chimera </text:p>
      <text:p text:style-name="P32"/>
      <text:p text:style-name="P32">chimera.db.user=enstore </text:p>
      <text:p text:style-name="P32">chimera.db.url=jdbc:postgresql://localhost/chimera?prepareThreshold=3</text:p>
      <text:p text:style-name="P32"/>
      <text:p text:style-name="P32">defaultPnfsServer=gccenmvr16a.fnal.gov</text:p>
      <text:p text:style-name="P32">hsmStorageInfoExtractor=org.dcache.chimera.namespace.ChimeraEnstoreStorageInfoExtractor</text:p>
      <text:p text:style-name="P32">dcache.log.mode=new</text:p>
      <text:p text:style-name="P32">scripts=${dcache.home}/scripts</text:p>
      <text:p text:style-name="P32">scheme=development </text:p>
      <text:p text:style-name="P47">dcache.user=root </text:p>
      <text:p text:style-name="P49">Create layout:</text:p>
      <text:p text:style-name="P44">[root@<text:span text:style-name="T25">ns_node</text:span> dcache]# cd layouts/</text:p>
      <text:p text:style-name="P49">Create <text:span text:style-name="T25">ns_node</text:span>.conf:</text:p>
      <text:p text:style-name="P33">[dCacheDomain] </text:p>
      <text:p text:style-name="P33">[dCacheDomain/poolmanager] </text:p>
      <text:p text:style-name="P33">[dCacheDomain/broadcast] </text:p>
      <text:p text:style-name="P33">[dCacheDomain/loginbroker] </text:p>
      <text:p text:style-name="P33">[dCacheDomain/topo] </text:p>
      <text:p text:style-name="P33"/>
      <text:p text:style-name="P33">[namespaceDomain] </text:p>
      <text:p text:style-name="P33">dcache.java.memory.heap=2048m </text:p>
      <text:p text:style-name="P33">dcache.java.memory.direct=2048m </text:p>
      <text:p text:style-name="P33">[namespaceDomain/pnfsmanager] </text:p>
      <text:p text:style-name="P33">pnfsVerifyAllLookups=true </text:p>
      <text:p text:style-name="P33">[namespaceDomain/cleaner] </text:p>
      <text:p text:style-name="P33"/>
      <text:p text:style-name="P33">[nfsDomain] </text:p>
      <text:p text:style-name="P33">dcache.java.memory.heap=2048m </text:p>
      <text:p text:style-name="P33">dcache.java.memory.direct=2048m </text:p>
      <text:p text:style-name="P33">[nfsDomain/nfsv41] </text:p>
      <text:p text:style-name="P33">cell.name=NFS-${host.name} </text:p>
      <text:p text:style-name="P33">nfs.v3=true </text:p>
      <text:p text:style-name="P33">nfs.domain=fnal.gov </text:p>
      <text:p text:style-name="P33">nfs.idmap.legacy=true </text:p>
      <text:p text:style-name="P33"/>
      <text:p text:style-name="P33">[dirDomain] </text:p>
      <text:p text:style-name="P33">[dirDomain/dir] </text:p>
      <text:p text:style-name="P33"/>
      <text:p text:style-name="P47"><text:soft-page-break/>Create DB directory (this must be on a separate large disk – external RAID):</text:p>
      <text:p text:style-name="P47">as “root”</text:p>
      <text:p text:style-name="P44">[root@<text:span text:style-name="T25">ns_node</text:span>]# mkdir /chimera</text:p>
      <text:p text:style-name="P44">[root@<text:span text:style-name="T25">ns_node</text:span>]# chown enstore.enstore /chimera</text:p>
      <text:p text:style-name="P47">as “enstore”</text:p>
      <text:p text:style-name="P44">[enstore@<text:span text:style-name="T25">ns_node</text:span> ~]$ /usr/pgsql-9.3/bin/initdb -D /chimera </text:p>
      <text:p text:style-name="P47"/>
      <text:p text:style-name="P42">as “root”</text:p>
      <text:p text:style-name="P51">[root@<text:span text:style-name="T25">ns_node</text:span>]# service postgresql-9.3 start </text:p>
      <text:p text:style-name="P42">Starting postgresql-9.3 service: <text:s text:c="26"/>[ <text:s/>OK <text:s/>] </text:p>
      <text:p text:style-name="P51">[root@<text:span text:style-name="T25">ns_node</text:span>]# createdb -U enstore chimera</text:p>
      <text:p text:style-name="P42">Add line to /etc/fstab:</text:p>
      <text:p text:style-name="P43">localhost:/ /pnfs/fs <text:s text:c="3"/>nfs <text:s/>sync,rsize=4096,wsize=4096,user,intr,bg,hard,rw,noac,vers=3,nolock <text:s text:c="4"/>0 <text:s text:c="6"/>0</text:p>
      <text:p text:style-name="P43">Add lines to /etc/export (it must be later extended with names of client machines):</text:p>
      <text:p text:style-name="P48">[root@<text:span text:style-name="T25">ns_node</text:span>]# echo "/ localhost(rw,no_root_squash)" &gt;&gt; /etc/exports</text:p>
      <text:p text:style-name="P48">[root@<text:span text:style-name="T25">ns_node</text:span>]# echo "/pnfs/fs localhost(rw,no_root_squash)" &gt;&gt; /etc/exports</text:p>
      <text:p text:style-name="P43">Create /pnfs/fs:</text:p>
      <text:p text:style-name="P44">[root@<text:span text:style-name="T25">ns_node</text:span>]# mkdir -p /pnfs/fs</text:p>
      <text:p text:style-name="P49">Start chimera server</text:p>
      <text:p text:style-name="P44">[root@<text:span text:style-name="T25">ns_node</text:span> pgsql]# chkconfig --add dcache-server</text:p>
      <text:p text:style-name="P44">[root@<text:span text:style-name="T25">ns_node</text:span> pgsql]# chkconfig dcache-server on</text:p>
      <text:p text:style-name="P44">[root@<text:span text:style-name="T25">ns_node</text:span> pgsql]# service dcache-server start</text:p>
      <text:p text:style-name="P42">Mount /pnfs/fs:</text:p>
      <text:p text:style-name="P44">[root@<text:span text:style-name="T25">ns_node</text:span>]# mount /pnfs/fs</text:p>
      <text:p text:style-name="P42">Check that chimera works:</text:p>
      <text:p text:style-name="P44">[root@<text:span text:style-name="T25">ns_node</text:span> pgsql]# mkdir -p /pnfs/fs/usr/demo_test</text:p>
      <text:p text:style-name="P44">[root@<text:span text:style-name="T25">ns_node</text:span> pgsql]# touch /pnfs/fs/usr/demo_test/aaa</text:p>
      <text:p text:style-name="P44">[root@<text:span text:style-name="T25">ns_node</text:span> pgsql]# ls /pnfs/fs/usr/demo_test </text:p>
      <text:p text:style-name="P42">aaa</text:p>
      <text:p text:style-name="P42"/>
      <text:h text:style-name="P100" text:outline-level="5">Namespace (pnfs) tags.</text:h>
      <text:p text:style-name="P55"/>
      <text:p text:style-name="P55"><text:s/><text:span text:style-name="T31">Before staring writing data into enstore you need to nfs mount name space, create subdirectories, and set pnfs tags for enstore.</text:span></text:p>
      <text:p text:style-name="P56">Below is some information regarding pnfs taken from "<text:a xlink:type="simple" xlink:href="http://cd-docdb.fnal.gov/cgi-bin/RetrieveFile?docid=5420&amp;filename=EnstoreUserGuide.pdf" text:style-name="Internet_20_link" text:visited-style-name="Visited_20_Internet_20_Link">Enstore User Guide</text:a>".</text:p>
      <text:p text:style-name="P56"/>
      <text:p text:style-name="P56">PNFS Directory Limitations: It is recommended to keep the number of files in any given PNFS directory under 2000. This is recommended for any NFS based file system.</text:p>
      <text:p text:style-name="P56"/>
      <text:p text:style-name="P56"/>
      <text:h text:style-name="P106" text:outline-level="10">Namespace (pnfs) tags.</text:h>
      <text:p text:style-name="P56"/>
      <text:p text:style-name="P56"><text:soft-page-break/>Before files can be written to tape, Enstore needs to know where and how to write them. Pnfs uses tag files (usually just called tags) in the /pnfs namespace to specify this type of configuration information, and encp transfers this information to Enstore. Tags are associated with directories in the /pnfs namespace, not with any specific file, and thus apply to all files within a given directory (with the exception noted below). When a new directory in the /pnfs namespace is created, it inherits references</text:p>
      <text:p text:style-name="P56">to the tags of its parent directory. It is a feature of PNFS that a change to a parent directory will also affect its existing subdirectorys' tag references. Manually setting a directory's tags will destroy references to its parent directory's tags. This may be what you want to do, but be aware.</text:p>
      <text:p text:style-name="P56">A file gets the tag references of its directory as they exist when the file is written to Enstore, and these are what encp uses to access it. Subsequent changes to a directory's tag references do not affect preexisting files, therefore it is possible to have files in a directory to which the current directory tags do not apply.</text:p>
      <text:p text:style-name="P56">Allowable characters within tags are: alphanumeric characters, underscore ( _ ), dash ( ), and slash ( / ).</text:p>
      <text:p text:style-name="P56"/>
      <text:h text:style-name="P107" text:outline-level="10">Tag listing</text:h>
      <text:p text:style-name="P56"/>
      <text:p text:style-name="P56">The tags include (refer to <text:s/>"<text:a xlink:type="simple" xlink:href="http://cd-docdb.fnal.gov/cgi-bin/RetrieveFile?docid=5420&amp;filename=EnstoreUserGuide.pdf" text:style-name="Internet_20_link" text:visited-style-name="Visited_20_Internet_20_Link">Enstore User Guide</text:a>") :</text:p>
      <text:p text:style-name="P56"><text:span text:style-name="T2">file_family - t</text:span>his tag determines the file family associated with all files in this directory. </text:p>
      <text:p text:style-name="P56"><text:span text:style-name="T2">file_family_width</text:span> - this tag determines the file family width associated with all files in this directory. </text:p>
      <text:p text:style-name="P56"><text:span text:style-name="T2">file_family_wrapper</text:span> - this tag determines the file family wrapper associated with all files in this directory. The default is cpio_odc.</text:p>
      <text:p text:style-name="P56"><text:span text:style-name="T2">library</text:span> - this tag determines the virtual library (and thus the library manager) associated with all files in this directory. </text:p>
      <text:p text:style-name="P56"><text:span text:style-name="T2">storage_group</text:span> - this tag determines the storage group associated with all files in this directory, and shows up as your experiment's top level directory under /pnfs. Typically, one storage group is associated with an entire experiment. A storage group is assigned to each experiment by the Enstore administrators. Users never change this tag.</text:p>
      <text:p text:style-name="P56"/>
      <text:h text:style-name="P107" text:outline-level="10">Viewing tags</text:h>
      <text:p text:style-name="P56"/>
      <text:p text:style-name="P56">Offsite - users cannot mount pnfs, and therefore cannot see tags. </text:p>
      <text:p text:style-name="P57">Onsite - users: to see the values of the tags for a given directory, first setup encp (with qualifier, see, <text:span text:style-name="T32">for instance, </text:span>section 6.1 “Setup encp” <text:s/><text:span text:style-name="T32">of</text:span> <text:s/>"<text:a xlink:type="simple" xlink:href="http://cd-docdb.fnal.gov/cgi-bin/RetrieveFile?docid=5420&amp;filename=EnstoreUserGuide.pdf" text:style-name="Internet_20_link" text:visited-style-name="Visited_20_Internet_20_Link">Enstore User Guide</text:a>") then cd to the /pnfs subdirectory of interest and enter the command:</text:p>
      <text:p text:style-name="P52">% enstore <text:span text:style-name="T32">sfs</text:span> --tags</text:p>
      <text:p text:style-name="P56">.(tag)(file_family) = dcache</text:p>
      <text:p text:style-name="P56">.(tag)(file_family_width) = 1</text:p>
      <text:p text:style-name="P56"><text:soft-page-break/>.(tag)(file_family_wrapper) = cpio_odc</text:p>
      <text:p text:style-name="P56">.(tag)(library) = eagle</text:p>
      <text:p text:style-name="P56">.(tag)(storage_group) = test</text:p>
      <text:p text:style-name="P56">-rw-rw-r-- 11 xyz sys 6 Jul 26 10:22 .(tag)(file_family)</text:p>
      <text:p text:style-name="P56">-rw-rw-r-- 11 xyz sys 1 May 5 2000 .(tag)(file_family_width)</text:p>
      <text:p text:style-name="P56">-rw-rw-r-- 11 xyz sys 8 May 5 2000 .(tag)(file_family_wrapper)</text:p>
      <text:p text:style-name="P56">-rw-rw-r-- 11 xyz sys 5 May 5 2000 .(tag)(library)</text:p>
      <text:p text:style-name="P56">-rw-r--r-- 11 xyz sys 4 Jul 26 10:20 .(tag)(storage_group)</text:p>
      <text:p text:style-name="P56">The output first lists the tags and their values, then the tags again in long format to show the owners and</text:p>
      <text:p text:style-name="P56">protection modes.</text:p>
      <text:p text:style-name="P56"/>
      <text:h text:style-name="P108" text:outline-level="10"><text:span text:style-name="T32">Setting</text:span> tags</text:h>
      <text:p text:style-name="P56"/>
      <text:p text:style-name="P56">Setting tags</text:p>
      <text:p text:style-name="P56">We recommend root 644 permissions for library and storage_group tags. Permissions for other tags can</text:p>
      <text:p text:style-name="P56">be 666 to allow everyone to</text:p>
      <text:p text:style-name="P56">change file_family, file_family_width, or file_family_wrapper</text:p>
      <text:p text:style-name="P56">root owned tags can be changed only on the machine where <text:span text:style-name="T32">namespace</text:span> server runs.</text:p>
      <text:p text:style-name="P56">The <text:span text:style-name="T32">sfs</text:span> help command describes what options can be used to get pnfs information or set certain values.</text:p>
      <text:p text:style-name="P58">The tags are viewed / set by:</text:p>
      <text:p text:style-name="P58">enstore sfs –library</text:p>
      <text:p text:style-name="P58">enstoree sfs –storage_group</text:p>
      <text:p text:style-name="P58">enstore sfs –file_family</text:p>
      <text:p text:style-name="P58">enstore sfs –file_family_width</text:p>
      <text:p text:style-name="P58">enstore sfs –file_family_wrapper. For tape there may be 2 kinds of wrapper – “cpio_odc” and “cern”</text:p>
      <text:p text:style-name="P55"/>
      <text:h text:style-name="P101" text:outline-level="3">Finishing installation and configuration</text:h>
      <text:p text:style-name="P17"/>
      <text:p text:style-name="P17">After enstore was installed and configured start enstore configuration server. This is needed to install and configure:</text:p>
      <text:list xml:id="list8505267917227085695" text:style-name="L3">
        <text:list-item>
          <text:p text:style-name="P78">enstore web site</text:p>
        </text:list-item>
        <text:list-item>
          <text:p text:style-name="P78">enstore cron jobs</text:p>
        </text:list-item>
        <text:list-item>
          <text:p text:style-name="P78">enstore databases</text:p>
          <text:p text:style-name="P64">To start enstore configuration server login to enstore head node as user “enstore” and do the following:</text:p>
          <text:p text:style-name="P69">[enstore@<text:span text:style-name="T25">head_node</text:span> ~]$ enstore start --just config </text:p>
        </text:list-item>
      </text:list>
      <text:p text:style-name="P17">Checking configuration_server. </text:p>
      <text:p text:style-name="P17">Starting configuration_server </text:p>
      <text:p text:style-name="P22">[enstore@<text:span text:style-name="T25">head_node</text:span> ~]$ enstore conf –show</text:p>
      <text:p text:style-name="P17"><text:soft-page-break/>This command will output the enstore configuration described in $ENSTORE_CONFIG_FILE. <text:s/></text:p>
      <text:p text:style-name="P17"><text:span text:style-name="T20">Note!!! All enstore commands have –help option. If you do not know what can be done just type </text:span><text:span text:style-name="T2">enstore</text:span><text:span text:style-name="T20"> <text:s/>and investigate what options are available. Also refer to “Enstore Admin Guide” (can be found in /opt/enstore/doc/guides/Enstore_Administrator_Guide.pdf)</text:span></text:p>
      <text:list xml:id="list174303068117568" text:continue-numbering="true" text:style-name="L3">
        <text:list-header>
          <text:p text:style-name="P64"/>
        </text:list-header>
      </text:list>
      <text:h text:style-name="P94" text:outline-level="4">Enstore web site</text:h>
      <text:p text:style-name="P42">After enstore was installed and configuration server started install enstore web site:</text:p>
      <text:p text:style-name="P46">[root@<text:span text:style-name="T25">head_node</text:span> ]# <text:s text:c="2"/><text:span text:style-name="T25">source ~</text:span>enstore/site_specific/config/setup-enstore</text:p>
      <text:p text:style-name="P46">[root@<text:span text:style-name="T25">head_node</text:span> ]# /opt/enstore/sbin/install_enstore_html </text:p>
      <text:p text:style-name="P49">After this step you should be able to access the following web site:</text:p>
      <text:p text:style-name="P50">http://www.the_host/enstore/</text:p>
      <text:p text:style-name="P25">where the_host is the name of the enstore head node as defined in enstore configuration file. In this particular case it is gccenmvr16a.fnal.gov. Not all web pages are available yet, as they get produced by running enstore servers. </text:p>
      <text:p text:style-name="P25"/>
      <text:h text:style-name="P94" text:outline-level="4">Enstore databases</text:h>
      <text:p text:style-name="P41">Enstore has 3 databases: file/volume, accounting, and drivestat.</text:p>
      <text:list xml:id="list6674941992441854576" text:style-name="L4">
        <text:list-item>
          <text:p text:style-name="P105">enstoredb - file/volume database contains information about all files written to enstore and all volumes (tapes) defined in enstore</text:p>
        </text:list-item>
        <text:list-item>
          <text:p text:style-name="P105">accounting -contains information about all successful and failed data transfers</text:p>
        </text:list-item>
        <text:list-item>
          <text:p text:style-name="P105">drivestat database contains information about tape drives configured in the system</text:p>
        </text:list-item>
      </text:list>
      <text:p text:style-name="P36">There is one more database (operation), which is used only at FNAL. All these <text:s/>databases can be served by separate DB servers or just by one (this is defined in enstore configuration file). Install PosrgresQL on the server(s) defined in the enstore configuration file. The script ($ENSTORE_DIR/sbin/create_database.py), which configures and creates databases uses enstore configuration, but does not consider the host name. The configuration entries for databases are:</text:p>
      <text:p text:style-name="Text_20_body">file/volume (enstoredb) – database</text:p>
      <text:p text:style-name="Text_20_body">accounting – accounting_server</text:p>
      <text:p text:style-name="Text_20_body">drivestat – drivestat_server</text:p>
      <text:p text:style-name="Text_20_body">operation – no dedicated enstore server</text:p>
      <text:p text:style-name="P17"/>
      <text:p text:style-name="P17">Described here installation procedure is based on the assumption that the installation starts on the node where <text:span text:style-name="T1">enstore configuration server</text:span> will run – enstore head node.</text:p>
      <text:list xml:id="list6062550890153867258" text:style-name="L5">
        <text:list-item>
          <text:p text:style-name="P79">enstoredb</text:p>
          <text:p text:style-name="P79">check what node enstoredb will be running on:</text:p>
        </text:list-item>
      </text:list>
      <text:p text:style-name="P16">[enstore@<text:span text:style-name="T28">head</text:span>_node ~]$ enstore conf --show database </text:p>
      <text:p text:style-name="P15">{'db_dir': '/diskb/enstore/enstore-db-backup', </text:p>
      <text:p text:style-name="P15"><text:s/>'db_host': 'db_node.fnal.gov', </text:p>
      <text:p text:style-name="P15"><text:s/>'db_port': 8888, </text:p>
      <text:p text:style-name="P15"><text:soft-page-break/><text:s/>'dbarea': '/diskb/enstore/enstore-db', </text:p>
      <text:p text:style-name="P15"><text:s/>'dbhost': 'db_node.fnal.gov', </text:p>
      <text:p text:style-name="P15"><text:s/>'dbname': 'enstoredb', </text:p>
      <text:p text:style-name="P15"><text:s/>'dbport': 8888, </text:p>
      <text:p text:style-name="P15"><text:s/>'dbserverowner': 'products', </text:p>
      <text:p text:style-name="P15"><text:s/>'dbuser': 'enstore', </text:p>
      <text:p text:style-name="P15"><text:s/>'jou_dir': '/diskb/enstore/enstore-journal', </text:p>
      <text:p text:style-name="P15"><text:s/>'status': ('ok', None)} </text:p>
      <text:p text:style-name="P68">According to the output enstoredb will be running on host <text:s/>db_node.fnal.gov The following needs to be done as user “root” with enstore environment (which can be done by sourcing ~enstore/site_specific/config/setup-enstore for instance).</text:p>
      <text:p text:style-name="P68">Create and start enstoredb:</text:p>
      <text:p text:style-name="P70"><text:span text:style-name="T10"><text:s/>[root@db_node]# python $ENSTORE_DIR/sbin/create_database.py enstoredb</text:span></text:p>
      <text:p text:style-name="P15"/>
      <text:p text:style-name="P68"><text:span text:style-name="T43">Add entries to <text:s/>dbarea/pg_hba.conf:</text:span></text:p>
      <text:p text:style-name="P110">host enstoredb enstore <text:s text:c="7"/>&lt;<text:span text:style-name="T44">dbhost_IP</text:span>&gt;/32 <text:s text:c="15"/>trust</text:p>
      <text:p text:style-name="P111">host enstoredb enstore_reader &lt;<text:span text:style-name="T44">dbhost_IP</text:span>&gt;/32 <text:s text:c="15"/>trust</text:p>
      <text:p text:style-name="P68"/>
      <text:p text:style-name="P68">Update DB :</text:p>
      <text:p text:style-name="P7"><text:span text:style-name="T14">[root@db_node]# python $ENSTORE_DIR/sbin/update_database_schema.py enstoredb </text:span></text:p>
      <text:p text:style-name="P7">2013-08-22 13:53:40 : Executing command downloadXml --dbms=postgres --host=db_node.fnal.gov --dbname=enstoredb --port=8888 --user=enstore </text:p>
      <text:p text:style-name="P7">diffxml2ddl --dbms=postgres /opt/enstore/databases/schemas/xml/enstoredb.xml schema.xml &gt; enstoredb_diff_tmp.sql </text:p>
      <text:p text:style-name="P7">2013-08-22 13:53:40 : successfully created diff DDL file: enstoredb_update.sql </text:p>
      <text:p text:style-name="P7">2013-08-22 13:53:40 : examine the content of this file </text:p>
      <text:p text:style-name="P7">2013-08-22 13:53:40 : after that apply to database like so: </text:p>
      <text:p text:style-name="P7">2013-08-22 13:53:40 : psql -h db_node.fnal.gov -p 8888 -U enstore enstoredb -f enstoredb_update.sql </text:p>
      <text:p text:style-name="P10">[root@db_node]# psql -h db_node.fnal.gov -p 8888 -U enstore enstoredb -f enstoredb_update.sql</text:p>
      <text:p text:style-name="P7"/>
      <text:p text:style-name="P17">For accounting, drivestat, operation (just FNAL) repeat steps done for enstoredb, replacing “enstoredb” with “ accounting”, “drivestat”, “operation”.</text:p>
      <text:p text:style-name="P17"/>
      <text:p text:style-name="P17"/>
      <text:p text:style-name="P17"/>
      <text:h text:style-name="P97" text:outline-level="4">Enstore cron jobs</text:h>
      <text:p text:style-name="P17">Install cron jobs defined in enstore configuration file (this must be done on <text:span text:style-name="T2">each</text:span> <text:span text:style-name="T28">server </text:span>node in enstore configuration):</text:p>
      <text:p text:style-name="P26">[root@head_node]# $ENSTORE_DIR/tools/install_crons.py</text:p>
      <text:p text:style-name="P26"/>
      <text:h text:style-name="P103" text:outline-level="3">Starting, restarting and stopping enstore</text:h>
      <text:list xml:id="list7738461962620902359" text:style-name="L6">
        <text:list-header>
          <text:p text:style-name="P85"/>
        </text:list-header>
      </text:list>
      <text:p text:style-name="P31"><text:soft-page-break/>As described in “ <text:reference-ref text:reference-format="text" text:ref-name="Configuring Enstore">Configuring Enstore</text:reference-ref>“ Enstore starts automatically on boot on each Enstore machine, but they need to get (re)booted in a certain order:</text:p>
      <text:list xml:id="list934348027552537280" text:style-name="L7">
        <text:list-item>
          <text:p text:style-name="P80">Head node.</text:p>
        </text:list-item>
        <text:list-item>
          <text:p text:style-name="P80">Rest of servers.</text:p>
        </text:list-item>
        <text:list-item>
          <text:p text:style-name="P80">Movers.</text:p>
        </text:list-item>
      </text:list>
      <text:p text:style-name="P31">Enstore can also be started, restarted, or stopped by corresponding enstore command in two different ways (NOTE! You must be user “enstore”!):</text:p>
      <text:list xml:id="list6409779941637818844" text:style-name="L8">
        <text:list-item>
          <text:p text:style-name="P81">Locally on each enstore server:</text:p>
          <text:p text:style-name="P82">[enstore@head_node ~]$ enstore start</text:p>
          <text:p text:style-name="P81">Outputs actions (if no output there is nothing to start on this node).</text:p>
          <text:list>
            <text:list-header>
              <text:p text:style-name="P86"/>
            </text:list-header>
          </text:list>
        </text:list-item>
        <text:list-item>
          <text:p text:style-name="P81">Remotely on a selected server, group of servers or the whole set of servers. This command uses farmlets:</text:p>
          <text:p text:style-name="P83">[enstore@<text:span text:style-name="T28">head_node</text:span> ~]$ enstore Estart</text:p>
          <text:p text:style-name="P81">This command starts enstore on all nodes in the order, defined in farmlet “enstore”</text:p>
          <text:p text:style-name="P87">[enstore@<text:span text:style-name="T28">head_node</text:span> ~]$ enstore Estart servers</text:p>
          <text:p text:style-name="P88">This command starts enstore on all nodes in the order, defined in farmlet “servers”</text:p>
        </text:list-item>
      </text:list>
      <text:p text:style-name="P5"/>
      <text:p text:style-name="P31">To check what enstore related processes are running you can use the following commands:</text:p>
      <text:p text:style-name="P31">EPS – to see what entsore related processes run locally</text:p>
      <text:p text:style-name="P31">enstore EPS - to see what entsore related processes run on all enstore nodes</text:p>
      <text:p text:style-name="P31">enstore EPS servers - to see what entsore related processes run on servers defined in farmlet “servers”.</text:p>
      <text:p text:style-name="P5"/>
      <text:h text:style-name="P104" text:outline-level="3">What next?</text:h>
      <text:p text:style-name="P9"/>
      <text:p text:style-name="P30">Note! If you change enstore configuration file you must reload configuration by the following command:</text:p>
      <text:p text:style-name="P11"><text:tab/><text:span text:style-name="T5"># enstore config –config $ENSTORE_CONFIG_FILE –load</text:span></text:p>
      <text:p text:style-name="P11"><text:tab/>Note!! All commands must be done as user enstore if not specified differently.</text:p>
      <text:p text:style-name="P30">Note!!! All enstore commands have –help option. If you do not know what can be done just type enstore <text:s/>and investigate what options are available. Also refer to “Enstore Admin Guide” (can be found in /opt/enstore/doc/guides/Enstore_Administrator_Guide.pdf )</text:p>
      <text:p text:style-name="P30"/>
      <text:p text:style-name="P30">To star<text:span text:style-name="T34">t</text:span> writing data you need to declare volumes in robotic library to enstore. This is done with the following command on enstore Volume Clerk host:</text:p>
      <text:p text:style-name="P30">#<text:span text:style-name="T33"> enstore vol – add <text:s/>&lt;VOLUME_NAME&gt; &lt;LIBRARY&gt; &lt;STORAGE_GROUP&gt; &lt;FILE_FAMILY&gt; &lt;WRAPPER&gt; &lt;MEDIA_TYPE&gt; </text:span><text:soft-page-break/><text:span text:style-name="T33">&lt;VOLUME_BYTE_CAPACITY&gt; </text:span></text:p>
      <text:p text:style-name="P30">where:</text:p>
      <text:p text:style-name="P30">VOLUME_NAME – name of tape volume as known to the robotic library</text:p>
      <text:p text:style-name="P30">LIBRARY – name of enstore library (same as <text:span text:style-name="T34">namespace </text:span>library tag)</text:p>
      <text:p text:style-name="P30">STORAGE_GROUP – storage group to which this tape is assigned (or none)</text:p>
      <text:p text:style-name="P30"><text:s/>FILE_FAMILY – file family to which this tape is assigned (or none)</text:p>
      <text:p text:style-name="P30">WRAPPER - “cpio_odc” or “cern” (or none)</text:p>
      <text:p text:style-name="P30">MEDIA_TYPE – type of media as known to <text:s/>the robotic library</text:p>
      <text:p text:style-name="P30">VOLUME_BYTE_CAPACITY – capacity of tape in bytes</text:p>
      <text:p text:style-name="P30">After volumes are added to enstore you can start writing to them. Please refer to <text:s/>"Enstore User Guide" and “Enstore Admin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StarSymbol" svg:font-family="StarSymbol"/>
    <style:font-face style:name="monospace" svg:font-family="monospace"/>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l-10 30h20z"/>
    <draw:marker draw:name="Arrowheads_20_1" draw:display-name="Arrowheads 1"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DiamondEnd_20_5" draw:display-name="msArrowDiamondEnd 5" svg:viewBox="0 0 210 210" svg:d="M105 0l105 105-105 105-105-105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loext:contextual-spacing="false" fo:text-indent="0in" style:auto-text-indent="false" style:page-number="auto"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99pt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family="Courier" style:font-style-name="Bold" style:font-family-generic="modern" style:font-pitch="fixed"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loext:contextual-spacing="false"/>
      <style:text-properties style:font-name="Courier1" fo:font-family="Courier" style:font-style-name="Regular" style:font-family-generic="modern" style:font-pitch="fixed"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text:style-name="Numbering_20_Symbols" style:num-format="1" text:display-levels="4">
        <style:list-level-properties text:min-label-distance="0.15in"/>
      </text:outline-level-style>
      <text:outline-level-style text:level="5" text:style-name="Numbering_20_Symbols" style:num-format="1" text:display-levels="5">
        <style:list-level-properties text:min-label-distance="0.15in"/>
      </text:outline-level-style>
      <text:outline-level-style text:level="6" text:style-name="Numbering_20_Symbols" style:num-format="1" text:display-levels="6">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14</text:page-number></text:p>
            </table:table-cell>
            <table:table-cell table:style-name="left_5f_page_5f_footer.A1" office:value-type="string">
              <text:p text:style-name="MP2"><text:chapter text:display="name" text:outline-level="1">Enstore Installation</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Installation</text:chapter></text:p>
            </table:table-cell>
            <table:table-cell table:style-name="right_5f_page_5f_footer.A1" office:value-type="string">
              <text:p text:style-name="Table_20_Contents"><text:page-number text:select-page="current">13</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creation-date>2008-01-10T15:15:59</meta:creation-date>
    <dc:date>2019-11-20T17:43:01.925827523</dc:date>
    <meta:print-date>2008-01-16T13:46:41</meta:print-date>
    <meta:editing-cycles>509</meta:editing-cycles>
    <meta:editing-duration>P23DT4H26M28S</meta:editing-duration>
    <meta:document-statistic meta:table-count="2" meta:image-count="0" meta:object-count="0" meta:page-count="14" meta:paragraph-count="326" meta:word-count="3568" meta:character-count="26014" meta:non-whitespace-character-count="22597"/>
    <meta:user-defined meta:name="Info 1"/>
    <meta:user-defined meta:name="Info 2"/>
    <meta:user-defined meta:name="Info 3"/>
    <meta:user-defined meta:name="Info 4"/>
  </office:meta>
</office:document-meta>
</file>